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8a6dc" officeooo:paragraph-rsid="0018a6d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8a6dc" officeooo:paragraph-rsid="0018a6d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91e34" officeooo:paragraph-rsid="00191e34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8a6dc" officeooo:paragraph-rsid="0018a6dc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91e34" officeooo:paragraph-rsid="00191e34"/>
    </style:style>
    <style:style style:name="P7" style:family="paragraph" style:parent-style-name="Table_20_Contents">
      <style:paragraph-properties fo:text-align="start" style:justify-single-word="false"/>
      <style:text-properties officeooo:rsid="001c73c3" officeooo:paragraph-rsid="001c73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Prototype 7</text:p>
      <text:p text:style-name="P4">General Concept Design</text:p>
      <text:p text:style-name="P1"/>
      <text:p text:style-name="P2"/>
      <text:p text:style-name="P3">Name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Syspace</text:p>
          </table:table-cell>
          <table:table-cell table:style-name="Table1.B1" office:value-type="string">
            <text:p text:style-name="P6">Systemic Space</text:p>
          </table:table-cell>
        </table:table-row>
        <table:table-row>
          <table:table-cell table:style-name="Table1.A2" office:value-type="string">
            <text:p text:style-name="P7">Rarara</text:p>
          </table:table-cell>
          <table:table-cell table:style-name="Table1.B2" office:value-type="string">
            <text:p text:style-name="P5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0:35:14.141539849</meta:creation-date>
    <dc:date>2018-10-11T21:24:10.238995360</dc:date>
    <meta:editing-duration>PT5M7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1" meta:paragraph-count="6" meta:word-count="10" meta:character-count="66" meta:non-whitespace-character-count="62"/>
  </office:meta>
</office:document-meta>
</file>